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233.09pt"/>
    </style:style>
    <style:style style:name="co3" style:family="table-column">
      <style:table-column-properties fo:break-before="auto" style:column-width="310.3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48.55pt" svg:y="4687.7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48.55pt" svg:y="13744.5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581.13pt" svg:y="9093.2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ٹکیاں، ٹکیہ</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83">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7.94pt" draw:z-index="4" draw:style-name="gr3" draw:text-style-name="P3" svg:width="39.74pt" svg:height="15.05pt" svg:x="22.08pt" svg:y="15.31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5.13pt" draw:z-index="5" draw:style-name="gr3" draw:text-style-name="P3" svg:width="39.49pt" svg:height="15.05pt" svg:x="64.26pt" svg:y="12.5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9">00/00/0000</text:date>, <text:time style:data-style-name="N2" text:time-value="10:08:53.9107783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4-09T11:43:30.234853961</dc:date>
    <meta:editing-duration>P60DT10H22M</meta:editing-duration>
    <meta:editing-cycles>2685</meta:editing-cycles>
    <meta:generator>LibreOffice/6.0.7.3$Linux_X86_64 LibreOffice_project/00m0$Build-3</meta:generator>
    <meta:document-statistic meta:table-count="2" meta:cell-count="484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